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eggory Foust</text:p>
      <text:p text:style-name="Standard">10/6/15</text:p>
      <text:p text:style-name="P1">ChronoSynk Interim Report</text:p>
      <text:p text:style-name="P2"/>
      <text:p text:style-name="P2"><text:tab/>ChronoSynk is a web based social media platform designed to link people together based on shared interests. Depending on daily schedules and interests, it can be hard to meet up with friends and do what you want to do. ChronoSynk solves this by linking you with other people of similar schedules and interests for you to pick from or be matched with automatically.</text:p>
      <text:p text:style-name="P2"><text:tab/>So far, much of the back-end development of ChronoSynk has been accomplished. Users can register and log in, create and join sessions, and leave comments on session and user profiles. A large portion of the database has been constructed and some front-end development has been completed to make the site usable if not yet very aesthetic. As development progressed, some changes have been made to initial designs such as including the form to create a new session on the same page as is used to search and view sessions. The database has also been slowly growing as fields are added as needed to support functionality of the website.</text:p>
      <text:p text:style-name="P2"><text:tab/>While the Estimated Time-line still stands as a good reference for time requirements, completion dates should be viewed more as a guideline as development has been found to take a more natural and dynamic form rather than segmenting tasks into compartments that lead from one to the next. While use-case analysis and similar SDLC techniques were of some help in the beginning stages of design, further documentation and analysis was halted due to the strain and retarding effect that it had on development of actual service functions.</text:p>
      <text:p text:style-name="P2"><text:tab/>Security research has been partially completed and implemented in the case of password storage and guarding against SQL injections. More research will be needed as functionality is further developed. With much of the coding being similar between functions and many of those functions being completed, development henceforth should proceed more rapidly with the experience and code based gained. Components left to develop include allowing users to alter session and profile settings, developing and algorithm for automatic session matching at the request of users, and fleshing out the sites appearance more completely.</text:p>
      <text:p text:style-name="P2"><text:tab/>Current project time totals to 30 hours with roughly one third of that originating from preliminary paperwork, leaving the projected total project hours of 53 hours within re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g </meta:initial-creator>
    <meta:creation-date>2015-10-06T01:15:40.34</meta:creation-date>
    <meta:generator>OpenOffice/4.0.1$Win32 OpenOffice.org_project/401m5$Build-9714</meta:generator>
    <meta:document-statistic meta:table-count="0" meta:image-count="0" meta:object-count="0" meta:page-count="1" meta:paragraph-count="8" meta:word-count="383" meta:character-count="2378"/>
    <dc:date>2015-10-06T01:47:43.43</dc:date>
    <dc:creator>Gregg </dc:creator>
    <meta:editing-duration>PT32M3S</meta:editing-duration>
    <meta:editing-cycles>1</meta:editing-cycles>
  </office:meta>
</office:document-meta>
</file>